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Howl" style:family="table">
      <style:table-properties style:width="17cm" table:align="margins" style:writing-mode="lr-tb"/>
    </style:style>
    <style:style style:name="Howl.A" style:family="table-column">
      <style:table-column-properties style:column-width="5.667cm" style:rel-column-width="21845*"/>
    </style:style>
    <style:style style:name="Howl.A1" style:family="table-cell">
      <style:table-cell-properties style:writing-mode="page"/>
    </style:style>
    <style:style style:name="P1" style:family="paragraph" style:parent-style-name="Standard">
      <style:paragraph-properties style:writing-mode="lr-tb"/>
      <style:text-properties officeooo:paragraph-rsid="001b7880"/>
    </style:style>
    <style:style style:name="P2" style:family="paragraph" style:parent-style-name="Standard">
      <style:paragraph-properties style:writing-mode="lr-tb"/>
      <style:text-properties officeooo:rsid="001b7880" officeooo:paragraph-rsid="001b7880"/>
    </style:style>
    <style:style style:name="P3" style:family="paragraph" style:parent-style-name="Standard">
      <style:paragraph-properties style:writing-mode="lr-tb"/>
      <style:text-properties style:font-name="sans-serif" fo:font-size="15pt" officeooo:rsid="001d3851" officeooo:paragraph-rsid="001d3851"/>
    </style:style>
    <style:style style:name="P4" style:family="paragraph" style:parent-style-name="Standard">
      <style:paragraph-properties style:writing-mode="lr-tb"/>
      <style:text-properties style:font-name="sans-serif" fo:font-size="15pt" officeooo:rsid="001d3851" officeooo:paragraph-rsid="001edba8"/>
    </style:style>
    <style:style style:name="P5" style:family="paragraph" style:parent-style-name="Standard">
      <style:paragraph-properties style:writing-mode="lr-tb"/>
      <style:text-properties style:font-name="sans-serif" fo:font-size="15pt" officeooo:rsid="001b7880" officeooo:paragraph-rsid="001b7880"/>
    </style:style>
    <style:style style:name="P6" style:family="paragraph" style:parent-style-name="Standard">
      <style:paragraph-properties style:writing-mode="lr-tb"/>
      <style:text-properties style:font-name="sans-serif" fo:font-size="15pt" officeooo:rsid="001edba8" officeooo:paragraph-rsid="001edba8"/>
    </style:style>
    <style:style style:name="P7" style:family="paragraph" style:parent-style-name="Standard">
      <style:paragraph-properties style:writing-mode="lr-tb"/>
      <style:text-properties style:font-name="sans-serif" fo:font-size="15pt" officeooo:rsid="001b7880" officeooo:paragraph-rsid="001b7880"/>
    </style:style>
    <style:style style:name="P8" style:family="paragraph" style:parent-style-name="Standard">
      <style:paragraph-properties style:writing-mode="lr-tb"/>
      <style:text-properties style:font-name="sans-serif" fo:font-size="15pt" officeooo:rsid="002091d0" officeooo:paragraph-rsid="002091d0"/>
    </style:style>
    <style:style style:name="P9" style:family="paragraph" style:parent-style-name="Standard">
      <style:paragraph-properties style:writing-mode="lr-tb"/>
      <style:text-properties style:font-name="sans-serif" fo:font-size="15pt" officeooo:rsid="0020be37" officeooo:paragraph-rsid="0020be37"/>
    </style:style>
    <style:style style:name="P10" style:family="paragraph" style:parent-style-name="Standard">
      <style:paragraph-properties style:writing-mode="lr-tb"/>
      <style:text-properties style:font-name="sans-serif" fo:font-size="15pt" officeooo:rsid="002287cf" officeooo:paragraph-rsid="002287cf"/>
    </style:style>
    <style:style style:name="P11" style:family="paragraph" style:parent-style-name="Standard">
      <style:paragraph-properties style:writing-mode="lr-tb"/>
      <style:text-properties style:font-name="sans-serif" fo:font-size="15pt" officeooo:rsid="002361c9" officeooo:paragraph-rsid="002361c9"/>
    </style:style>
    <style:style style:name="P12" style:family="paragraph" style:parent-style-name="Standard">
      <style:paragraph-properties style:writing-mode="lr-tb"/>
      <style:text-properties style:font-name="sans-serif" fo:font-size="15pt" officeooo:rsid="0024ce36" officeooo:paragraph-rsid="0024ce36"/>
    </style:style>
    <style:style style:name="P13" style:family="paragraph" style:parent-style-name="Standard">
      <style:paragraph-properties style:writing-mode="lr-tb"/>
      <style:text-properties style:font-name="sans-serif" fo:font-size="15pt" officeooo:rsid="0026aae1" officeooo:paragraph-rsid="0026aae1"/>
    </style:style>
    <style:style style:name="P14" style:family="paragraph" style:parent-style-name="Standard">
      <style:paragraph-properties style:writing-mode="lr-tb"/>
      <style:text-properties style:font-name="sans-serif" fo:font-size="15pt" officeooo:rsid="0026beb4" officeooo:paragraph-rsid="0026beb4"/>
    </style:style>
    <style:style style:name="P15" style:family="paragraph" style:parent-style-name="Standard">
      <style:paragraph-properties style:writing-mode="lr-tb"/>
      <style:text-properties style:font-name="sans-serif" fo:font-size="15pt" officeooo:paragraph-rsid="0026beb4"/>
    </style:style>
    <style:style style:name="P16" style:family="paragraph" style:parent-style-name="Standard">
      <style:paragraph-properties style:writing-mode="lr-tb"/>
      <style:text-properties style:font-name="sans-serif" fo:font-size="15pt" officeooo:rsid="0026d390" officeooo:paragraph-rsid="0026d390"/>
    </style:style>
    <style:style style:name="P17" style:family="paragraph" style:parent-style-name="Standard">
      <style:paragraph-properties style:writing-mode="lr-tb"/>
      <style:text-properties style:font-name="sans-serif" fo:font-size="15pt" officeooo:rsid="00281f56" officeooo:paragraph-rsid="00281f56"/>
    </style:style>
    <style:style style:name="P18" style:family="paragraph" style:parent-style-name="Table_20_Contents">
      <style:text-properties style:font-name="sans-serif" fo:font-size="15pt"/>
    </style:style>
    <style:style style:name="P19" style:family="paragraph" style:parent-style-name="Table_20_Contents">
      <style:text-properties style:font-name="sans-serif" fo:font-size="15pt" officeooo:rsid="0024ce36" officeooo:paragraph-rsid="0024ce36"/>
    </style:style>
    <style:style style:name="P20" style:family="paragraph" style:parent-style-name="Table_20_Contents">
      <style:text-properties style:font-name="sans-serif" fo:font-size="15pt" officeooo:rsid="0026aaa8" officeooo:paragraph-rsid="0026aaa8"/>
    </style:style>
    <style:style style:name="T1" style:family="text">
      <style:text-properties style:font-name="sans-serif" fo:font-size="15pt"/>
    </style:style>
    <style:style style:name="T2" style:family="text">
      <style:text-properties style:font-name="sans-serif" fo:font-size="15pt" officeooo:rsid="001d3851"/>
    </style:style>
    <style:style style:name="T3" style:family="text">
      <style:text-properties officeooo:rsid="001edba8"/>
    </style:style>
    <style:style style:name="T4" style:family="text">
      <style:text-properties officeooo:rsid="002091d0"/>
    </style:style>
    <style:style style:name="T5" style:family="text">
      <style:text-properties officeooo:rsid="0020be37"/>
    </style:style>
    <style:style style:name="T6" style:family="text">
      <style:text-properties officeooo:rsid="002287cf"/>
    </style:style>
    <style:style style:name="T7" style:family="text">
      <style:text-properties officeooo:rsid="0024ce36"/>
    </style:style>
    <style:style style:name="T8" style:family="text">
      <style:text-properties officeooo:rsid="0026aaa8"/>
    </style:style>
    <style:style style:name="T9" style:family="text">
      <style:text-properties officeooo:rsid="0026beb4"/>
    </style:style>
    <style:style style:name="T10" style:family="text">
      <style:text-properties fo:font-size="13.5pt"/>
    </style:style>
    <style:style style:name="T11" style:family="text">
      <style:text-properties fo:font-size="13.5pt" officeooo:rsid="0026beb4"/>
    </style:style>
    <style:style style:name="T12" style:family="text">
      <style:text-properties fo:font-size="13.5pt" officeooo:rsid="0026d390"/>
    </style:style>
    <style:style style:name="T13" style:family="text">
      <style:text-properties officeooo:rsid="0026d3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3R_mcid3"/><text:span text:style-name="T1">1. Escribe la subred, la dirección de broadcast y un rango de host válidos para las</text:span><text:line-break/><text:span text:style-name="T1">siguientes IPs:</text:span><text:bookmark text:name="page3R_mcid4"/><text:line-break/><text:span text:style-name="T1">192.168.100.25/30</text:span></text:p>
      <text:p text:style-name="P3">25 Binario: <text:s text:c="33"/></text:p>
      <text:p text:style-name="P5">11111111.11111111.11111111.11111100 <text:span text:style-name="T3">=</text:span></text:p>
      <text:p text:style-name="P2"><text:span text:style-name="T1">Subred: </text:span><text:span text:style-name="T2">192.168.100.24</text:span></text:p>
      <text:p text:style-name="P5">DireccionBroadcast:192.168.100.3</text:p>
      <text:p text:style-name="P5">Rango de Host Validos:</text:p>
      <text:p text:style-name="P1"><text:bookmark text:name="page3R_mcid5"/><text:line-break/><text:span text:style-name="T1">192.168.100.37/28</text:span></text:p>
      <text:p text:style-name="P4">37 Binario: <text:s text:c="33"/><text:span text:style-name="T3">00100101</text:span></text:p>
      <text:p text:style-name="P5">11111111.11111111.11111111.11110000<text:span text:style-name="T3">=</text:span></text:p>
      <text:p text:style-name="P6">00100000 = 32</text:p>
      <text:p text:style-name="P5">Subred: <text:span text:style-name="T4">192.168.100.32/28</text:span></text:p>
      <text:p text:style-name="P5">DireccionBroadcast:192.168.100.<text:span text:style-name="T4">47/28</text:span></text:p>
      <text:p text:style-name="P5">Rango de Host Validos:<text:span text:style-name="T4">192.168.100.25 – 192.168.100.46/28</text:span></text:p>
      <text:p text:style-name="P1"><text:bookmark text:name="page3R_mcid6"/><text:line-break/><text:span text:style-name="T1">192.168.100.66/27</text:span></text:p>
      <text:p text:style-name="P3">66 Binario:</text:p>
      <text:p text:style-name="P5">11111111.11111111.11111111.11100000</text:p>
      <text:p text:style-name="P5">Subred: <text:span text:style-name="T5">192.168.100.64/27</text:span></text:p>
      <text:p text:style-name="P5">DireccionBroadcast:192.168.100.<text:span text:style-name="T5">95/27</text:span></text:p>
      <text:p text:style-name="P5">Rango de Host Validos:<text:span text:style-name="T5">192.168.100.65 – 192.168.100.94</text:span></text:p>
      <text:p text:style-name="P1"><text:bookmark text:name="page3R_mcid7"/><text:line-break/><text:span text:style-name="T1">192.168.100.17/29</text:span></text:p>
      <text:p text:style-name="P3">17 Binario:</text:p>
      <text:p text:style-name="P5">11111111.11111111.11111111.11111000</text:p>
      <text:p text:style-name="P5">Subred: Clase C</text:p>
      <text:p text:style-name="P5">DireccionBroadcast:192.168.100.3</text:p>
      <text:p text:style-name="P5">Rango de Host Validos:</text:p>
      <text:p text:style-name="P1"><text:bookmark text:name="page3R_mcid8"/><text:line-break/><text:span text:style-name="T1">192.168.100.99/26</text:span></text:p>
      <text:p text:style-name="P3">99 Binario:</text:p>
      <text:p text:style-name="P5">11111111.11111111.11111111.11000000</text:p>
      <text:p text:style-name="P5">Subred: Clase C</text:p>
      <text:p text:style-name="P5">DireccionBroadcast:192.168.100.3</text:p>
      <text:p text:style-name="P5">Rango de Host Validos:</text:p>
      <text:p text:style-name="P1"><text:bookmark text:name="page3R_mcid9"/><text:line-break/><text:span text:style-name="T1">192.168.100.99/25</text:span></text:p>
      <text:p text:style-name="P3">99 Binario:</text:p>
      <text:p text:style-name="P5">11111111.11111111.11111111.10000000</text:p>
      <text:p text:style-name="P5"><text:soft-page-break/>Subred: Clase C</text:p>
      <text:p text:style-name="P5">DireccionBroadcast:192.168.100.3</text:p>
      <text:p text:style-name="P5">Rango de Host Validos:</text:p>
      <text:p text:style-name="P5"/>
      <text:p text:style-name="P8">Ejercicio 2.<text:span text:style-name="T6">(Correcto)</text:span></text:p>
      <text:p text:style-name="P8"/>
      <text:p text:style-name="P8">11111111.11111111.11111<text:span text:style-name="T6">000.00000000</text:span></text:p>
      <text:p text:style-name="P8">255.255.<text:span text:style-name="T5">248</text:span>.0/21</text:p>
      <text:p text:style-name="P8"/>
      <text:p text:style-name="P9">Ejercicio 3.</text:p>
      <text:p text:style-name="P9"/>
      <text:p text:style-name="P9"><text:bookmark text:name="page3R_mcid13"/>92.168.192.10/29</text:p>
      <text:p text:style-name="P9">¿Direcion de Brodcast?</text:p>
      <text:p text:style-name="P9">11111111.11111111.11111111.11111000</text:p>
      <text:p text:style-name="P9"><text:s text:c="51"/>00001010</text:p>
      <text:p text:style-name="P9"><text:s text:c="51"/>00001000 <text:span text:style-name="T6">= 16</text:span></text:p>
      <text:p text:style-name="P9">92.168.192.<text:span text:style-name="T6">15</text:span>/29</text:p>
      <text:p text:style-name="P9"/>
      <text:p text:style-name="P10"/>
      <text:p text:style-name="P9"/>
      <text:p text:style-name="P10">Ejercicio 4.</text:p>
      <text:p text:style-name="P10"/>
      <text:p text:style-name="P10">Host disponibles para mascara /29</text:p>
      <text:p text:style-name="P10">11111111.11111111.11111111.11111000</text:p>
      <text:p text:style-name="P11">Cada subred tendra 6 host = 18 en total.</text:p>
      <text:p text:style-name="P11"/>
      <text:p text:style-name="P11">Ejercicio 5.</text:p>
      <text:p text:style-name="P11"/>
      <text:p text:style-name="P11"><text:bookmark text:name="page3R_mcid17"/>IP 10.16.3.65/23</text:p>
      <text:p text:style-name="P11">11111111.11111111.11111110.00000000</text:p>
      <text:p text:style-name="P11"><text:s text:c="34"/>00000011</text:p>
      <text:p text:style-name="P11"><text:s text:c="34"/>00000010 = 4</text:p>
      <text:p text:style-name="P11">Subnet: 10.16.<text:span text:style-name="T7">2</text:span>.<text:span text:style-name="T7">0</text:span>/23</text:p>
      <text:p text:style-name="P11"/>
      <text:p text:style-name="P11">Ejercicio 6.</text:p>
      <text:p text:style-name="P11"/>
      <text:p text:style-name="P12">11111111.11111111.11111111</text:p>
      <text:p text:style-name="P11"/>
      <table:table table:name="Howl" table:style-name="Howl">
        <table:table-column table:style-name="Howl.A" table:number-columns-repeated="3"/>
        <table:table-row table:style-name="TableLine94847109531840">
          <table:table-cell table:style-name="Howl.A1" office:value-type="string">
            <text:p text:style-name="P19">Classful Addres</text:p>
          </table:table-cell>
          <table:table-cell table:style-name="Howl.A1" office:value-type="string">
            <text:p text:style-name="P19">Subnet Mask</text:p>
          </table:table-cell>
          <table:table-cell table:style-name="Howl.A1" office:value-type="string">
            <text:p text:style-name="P19">N.º de hosts (2*-2)</text:p>
          </table:table-cell>
        </table:table-row>
        <table:table-row table:style-name="TableLine94847109531840">
          <table:table-cell table:style-name="Howl.A1" office:value-type="string">
            <text:p text:style-name="P18">/<text:span text:style-name="T7">16</text:span></text:p>
          </table:table-cell>
          <table:table-cell table:style-name="Howl.A1" office:value-type="string">
            <text:p text:style-name="P19">255.255.<text:span text:style-name="T8">0</text:span>.0</text:p>
          </table:table-cell>
          <table:table-cell table:style-name="Howl.A1" office:value-type="string">
            <text:p text:style-name="P20">65.534</text:p>
          </table:table-cell>
        </table:table-row>
        <table:table-row table:style-name="TableLine94847109531840">
          <table:table-cell table:style-name="Howl.A1" office:value-type="string">
            <text:p text:style-name="P18">/<text:span text:style-name="T7">17</text:span></text:p>
          </table:table-cell>
          <table:table-cell table:style-name="Howl.A1" office:value-type="string">
            <text:p text:style-name="P19">255.255.128.<text:span text:style-name="T8">0</text:span></text:p>
          </table:table-cell>
          <table:table-cell table:style-name="Howl.A1" office:value-type="string">
            <text:p text:style-name="P20">32.766</text:p>
          </table:table-cell>
        </table:table-row>
        <text:soft-page-break/>
        <table:table-row table:style-name="TableLine94847109531840">
          <table:table-cell table:style-name="Howl.A1" office:value-type="string">
            <text:p text:style-name="P18">/<text:span text:style-name="T7">18</text:span></text:p>
          </table:table-cell>
          <table:table-cell table:style-name="Howl.A1" office:value-type="string">
            <text:p text:style-name="P19">255.255.192.<text:span text:style-name="T8">0</text:span></text:p>
          </table:table-cell>
          <table:table-cell table:style-name="Howl.A1" office:value-type="string">
            <text:p text:style-name="P20">16.382</text:p>
          </table:table-cell>
        </table:table-row>
        <table:table-row table:style-name="TableLine94847109531840">
          <table:table-cell table:style-name="Howl.A1" office:value-type="string">
            <text:p text:style-name="P18">/<text:span text:style-name="T7">19</text:span></text:p>
          </table:table-cell>
          <table:table-cell table:style-name="Howl.A1" office:value-type="string">
            <text:p text:style-name="P19">255.255.<text:span text:style-name="T8">224.0</text:span></text:p>
          </table:table-cell>
          <table:table-cell table:style-name="Howl.A1" office:value-type="string">
            <text:p text:style-name="P20">8.190</text:p>
          </table:table-cell>
        </table:table-row>
        <table:table-row table:style-name="TableLine94847109531840">
          <table:table-cell table:style-name="Howl.A1" office:value-type="string">
            <text:p text:style-name="P18">/<text:span text:style-name="T7">20</text:span></text:p>
          </table:table-cell>
          <table:table-cell table:style-name="Howl.A1" office:value-type="string">
            <text:p text:style-name="P20">255.255.240.0</text:p>
          </table:table-cell>
          <table:table-cell table:style-name="Howl.A1" office:value-type="string">
            <text:p text:style-name="P20">4.092</text:p>
          </table:table-cell>
        </table:table-row>
        <table:table-row table:style-name="TableLine94847109531840">
          <table:table-cell table:style-name="Howl.A1" office:value-type="string">
            <text:p text:style-name="P18">/<text:span text:style-name="T7">21</text:span></text:p>
          </table:table-cell>
          <table:table-cell table:style-name="Howl.A1" office:value-type="string">
            <text:p text:style-name="P20">255.255.248.0</text:p>
          </table:table-cell>
          <table:table-cell table:style-name="Howl.A1" office:value-type="string">
            <text:p text:style-name="P20">2.046</text:p>
          </table:table-cell>
        </table:table-row>
        <table:table-row table:style-name="TableLine94847109531840">
          <table:table-cell table:style-name="Howl.A1" office:value-type="string">
            <text:p text:style-name="P18">/<text:span text:style-name="T7">22</text:span></text:p>
          </table:table-cell>
          <table:table-cell table:style-name="Howl.A1" office:value-type="string">
            <text:p text:style-name="P20">255.255.252.0</text:p>
          </table:table-cell>
          <table:table-cell table:style-name="Howl.A1" office:value-type="string">
            <text:p text:style-name="P20">1.022</text:p>
          </table:table-cell>
        </table:table-row>
        <table:table-row table:style-name="TableLine94847109531840">
          <table:table-cell table:style-name="Howl.A1" office:value-type="string">
            <text:p text:style-name="P18">/<text:span text:style-name="T7">23</text:span></text:p>
          </table:table-cell>
          <table:table-cell table:style-name="Howl.A1" office:value-type="string">
            <text:p text:style-name="P20">255.255.254.0</text:p>
          </table:table-cell>
          <table:table-cell table:style-name="Howl.A1" office:value-type="string">
            <text:p text:style-name="P20">510</text:p>
          </table:table-cell>
        </table:table-row>
        <table:table-row table:style-name="TableLine94847109531840">
          <table:table-cell table:style-name="Howl.A1" office:value-type="string">
            <text:p text:style-name="P18">/<text:span text:style-name="T7">24</text:span></text:p>
          </table:table-cell>
          <table:table-cell table:style-name="Howl.A1" office:value-type="string">
            <text:p text:style-name="P20">255.255.255.0</text:p>
          </table:table-cell>
          <table:table-cell table:style-name="Howl.A1" office:value-type="string">
            <text:p text:style-name="P20">254</text:p>
          </table:table-cell>
        </table:table-row>
        <table:table-row table:style-name="TableLine94847109531840">
          <table:table-cell table:style-name="Howl.A1" office:value-type="string">
            <text:p text:style-name="P19">/25</text:p>
          </table:table-cell>
          <table:table-cell table:style-name="Howl.A1" office:value-type="string">
            <text:p text:style-name="P20">255.255.255.128</text:p>
          </table:table-cell>
          <table:table-cell table:style-name="Howl.A1" office:value-type="string">
            <text:p text:style-name="P20">126</text:p>
          </table:table-cell>
        </table:table-row>
        <table:table-row table:style-name="TableLine94847109531840">
          <table:table-cell table:style-name="Howl.A1" office:value-type="string">
            <text:p text:style-name="P18">/<text:span text:style-name="T7">26</text:span></text:p>
          </table:table-cell>
          <table:table-cell table:style-name="Howl.A1" office:value-type="string">
            <text:p text:style-name="P20">255.255.255.192</text:p>
          </table:table-cell>
          <table:table-cell table:style-name="Howl.A1" office:value-type="string">
            <text:p text:style-name="P20">62</text:p>
          </table:table-cell>
        </table:table-row>
        <table:table-row table:style-name="TableLine94847109531840">
          <table:table-cell table:style-name="Howl.A1" office:value-type="string">
            <text:p text:style-name="P18">/<text:span text:style-name="T7">27</text:span></text:p>
          </table:table-cell>
          <table:table-cell table:style-name="Howl.A1" office:value-type="string">
            <text:p text:style-name="P20">255.255.255.224</text:p>
          </table:table-cell>
          <table:table-cell table:style-name="Howl.A1" office:value-type="string">
            <text:p text:style-name="P20">30</text:p>
          </table:table-cell>
        </table:table-row>
        <table:table-row table:style-name="TableLine94847109531840">
          <table:table-cell table:style-name="Howl.A1" office:value-type="string">
            <text:p text:style-name="P18">/<text:span text:style-name="T7">2</text:span><text:span text:style-name="T8">8</text:span></text:p>
          </table:table-cell>
          <table:table-cell table:style-name="Howl.A1" office:value-type="string">
            <text:p text:style-name="P20">255.255.255.240</text:p>
          </table:table-cell>
          <table:table-cell table:style-name="Howl.A1" office:value-type="string">
            <text:p text:style-name="P20">14</text:p>
          </table:table-cell>
        </table:table-row>
        <table:table-row table:style-name="TableLine94847109531840">
          <table:table-cell table:style-name="Howl.A1" office:value-type="string">
            <text:p text:style-name="P18">/<text:span text:style-name="T7">3</text:span><text:span text:style-name="T8">9</text:span></text:p>
          </table:table-cell>
          <table:table-cell table:style-name="Howl.A1" office:value-type="string">
            <text:p text:style-name="P20">255.255.255.248</text:p>
          </table:table-cell>
          <table:table-cell table:style-name="Howl.A1" office:value-type="string">
            <text:p text:style-name="P20">6</text:p>
          </table:table-cell>
        </table:table-row>
      </table:table>
      <text:p text:style-name="P11"/>
      <text:p text:style-name="P13">Ejercicio 7 (Casa)</text:p>
      <text:p text:style-name="P13"/>
      <text:p text:style-name="P13"/>
      <text:p text:style-name="P13">Ejercicio 8.</text:p>
      <text:p text:style-name="P13"/>
      <text:p text:style-name="P13">d.30</text:p>
      <text:p text:style-name="P13"/>
      <text:p text:style-name="P13">Ejercicio 9.</text:p>
      <text:p text:style-name="P13"/>
      <text:p text:style-name="P13">d.5</text:p>
      <text:p text:style-name="P13"/>
      <text:p text:style-name="P13">Ejercicio 10.</text:p>
      <text:p text:style-name="P13"/>
      <text:p text:style-name="P13">11111111.11111111.1111111.11110000</text:p>
      <text:p text:style-name="P13"><text:s text:c="49"/>01000100</text:p>
      <text:p text:style-name="P13"><text:s text:c="49"/>01000000 = 64</text:p>
      <text:p text:style-name="P13">c.200.10.5.64</text:p>
      <text:p text:style-name="P13"/>
      <text:p text:style-name="P14">Ejercicio 11.</text:p>
      <text:p text:style-name="P14"/>
      <text:p text:style-name="P14">f.8 subredes, 8190 host por cada una.</text:p>
      <text:p text:style-name="P14"/>
      <text:p text:style-name="P14">Ejercicio 12.</text:p>
      <text:p text:style-name="P14"/>
      <text:p text:style-name="P15"><text:span text:style-name="T13">b</text:span><text:span text:style-name="T9">.</text:span><text:bookmark text:name="page24R_mcid2"/><text:span text:style-name="T9"> </text:span><text:span text:style-name="T11">La dirección de hosts más baja en la subred es 10.16.2.1 255.255.254.0</text:span></text:p>
      <text:p text:style-name="P15"><text:span text:style-name="T12">d</text:span><text:span text:style-name="T11">. </text:span><text:bookmark text:name="page24R_mcid4"/><text:span text:style-name="T11">La dirección de broadcast de la subred es 10.16.3.255 255.255.254.0</text:span></text:p>
      <text:p text:style-name="P15"><text:span text:style-name="T11"/></text:p>
      <text:p text:style-name="P16"><text:soft-page-break/><text:span text:style-name="T11">E</text:span><text:span text:style-name="T10">jercicio 13.</text:span></text:p>
      <text:p text:style-name="P16"/>
      <text:p text:style-name="P16">d. 172.16.45.12</text:p>
      <text:p text:style-name="P16">8-16</text:p>
      <text:p text:style-name="P16"/>
      <text:p text:style-name="P16"/>
      <text:p text:style-name="P16"/>
      <text:p text:style-name="P17">(IMPORTANTE)Tengo la red 192.18.4.210</text:p>
      <text:p text:style-name="P17">usuario root password: daw2s1 <text:s text:c="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0:18:40.167651241</meta:creation-date>
    <dc:date>2022-09-23T10:33:32.037983205</dc:date>
    <meta:editing-duration>PT23M31S</meta:editing-duration>
    <meta:editing-cycles>3</meta:editing-cycles>
    <meta:generator>LibreOffice/7.3.5.2$Linux_X86_64 LibreOffice_project/30$Build-2</meta:generator>
    <meta:document-statistic meta:table-count="1" meta:image-count="0" meta:object-count="0" meta:page-count="4" meta:paragraph-count="124" meta:word-count="256" meta:character-count="2583" meta:non-whitespace-character-count="2104"/>
  </office:meta>
</office:document-meta>
</file>